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1/X</text:p>
          </table:table-cell>
          <table:table-cell table:style-name="ce1" office:value-type="string" calcext:value-type="string">
            <text:p>1/S</text:p>
          </table:table-cell>
          <table:table-cell table:style-name="ce1" office:value-type="string" calcext:value-type="string">
            <text:p>dX/dt</text:p>
          </table:table-cell>
          <table:table-cell table:style-name="ce1" office:value-type="string" calcext:value-type="string">
            <text:p>μ</text:p>
          </table:table-cell>
          <table:table-cell table:style-name="ce1" office:value-type="string" calcext:value-type="string">
            <text:p>1/μ</text:p>
          </table:table-cell>
          <table:table-cell table:style-name="ce1" office:value-type="string" calcext:value-type="string">
            <text:p>dS/dt</text:p>
          </table:table-cell>
          <table:table-cell table:style-name="ce1" office:value-type="string" calcext:value-type="string">
            <text:p>Yx/s</text:p>
          </table:table-cell>
          <table:table-cell table:style-name="ce1" office:value-type="string" calcext:value-type="string">
            <text:p>1/Yx/s</text:p>
          </table:table-cell>
        </table:table-row>
        <table:table-row table:style-name="ro2">
          <table:table-cell office:value-type="float" office:value="30.8641975309" calcext:value-type="float">
            <text:p>30.8641975309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office:value-type="float" office:value="21.8340611354" calcext:value-type="float">
            <text:p>21.8340611354</text:p>
          </table:table-cell>
          <table:table-cell office:value-type="float" office:value="1.38835128842" calcext:value-type="float">
            <text:p>1.3883512884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21450617284" calcext:value-type="float">
            <text:p>0.2145061728</text:p>
          </table:table-cell>
          <table:table-cell office:value-type="float" office:value="4.6618705036" calcext:value-type="float">
            <text:p>4.6618705036</text:p>
          </table:table-cell>
          <table:table-cell office:value-type="float" office:value="0.0757920333333" calcext:value-type="float">
            <text:p>0.0757920333</text:p>
          </table:table-cell>
          <table:table-cell office:value-type="float" office:value="0.0916982919489" calcext:value-type="float">
            <text:p>0.0916982919</text:p>
          </table:table-cell>
          <table:table-cell office:value-type="float" office:value="10.9053285372" calcext:value-type="float">
            <text:p>10.9053285372</text:p>
          </table:table-cell>
        </table:table-row>
        <table:table-row table:style-name="ro2">
          <table:table-cell office:value-type="float" office:value="5.02008032129" calcext:value-type="float">
            <text:p>5.0200803213</text:p>
          </table:table-cell>
          <table:table-cell office:value-type="float" office:value="5.52513050358" calcext:value-type="float">
            <text:p>5.5251305036</text:p>
          </table:table-cell>
          <table:table-cell office:value-type="float" office:value="0.0147583333333" calcext:value-type="float">
            <text:p>0.0147583333</text:p>
          </table:table-cell>
          <table:table-cell office:value-type="float" office:value="0.322234352256" calcext:value-type="float">
            <text:p>0.3222343523</text:p>
          </table:table-cell>
          <table:table-cell office:value-type="float" office:value="3.10333145116" calcext:value-type="float">
            <text:p>3.1033314512</text:p>
          </table:table-cell>
          <table:table-cell office:value-type="float" office:value="0.0263227833333" calcext:value-type="float">
            <text:p>0.0263227833</text:p>
          </table:table-cell>
          <table:table-cell office:value-type="float" office:value="0.560667659892" calcext:value-type="float">
            <text:p>0.5606676599</text:p>
          </table:table-cell>
          <table:table-cell office:value-type="float" office:value="1.7835878035" calcext:value-type="float">
            <text:p>1.7835878035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1.2953508336" calcext:value-type="float">
            <text:p>11.2953508336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838353413655" calcext:value-type="float">
            <text:p>0.0838353414</text:p>
          </table:table-cell>
          <table:table-cell office:value-type="float" office:value="11.9281437126" calcext:value-type="float">
            <text:p>11.9281437126</text:p>
          </table:table-cell>
          <table:table-cell office:value-type="float" office:value="0.0057404125" calcext:value-type="float">
            <text:p>0.0057404125</text:p>
          </table:table-cell>
          <table:table-cell office:value-type="float" office:value="2.90919859853" calcext:value-type="float">
            <text:p>2.9091985985</text:p>
          </table:table-cell>
          <table:table-cell office:value-type="float" office:value="0.343737275449" calcext:value-type="float">
            <text:p>0.3437372754</text:p>
          </table:table-cell>
        </table:table-row>
        <table:table-row table:style-name="ro2">
          <table:table-cell office:value-type="float" office:value="1.66666666667" calcext:value-type="float">
            <text:p>1.6666666667</text:p>
          </table:table-cell>
          <table:table-cell office:value-type="float" office:value="23.1367404497" calcext:value-type="float">
            <text:p>23.1367404497</text:p>
          </table:table-cell>
          <table:table-cell office:value-type="float" office:value="0.0183333333333" calcext:value-type="float">
            <text:p>0.0183333333</text:p>
          </table:table-cell>
          <table:table-cell office:value-type="float" office:value="0.0458333333333" calcext:value-type="float">
            <text:p>0.0458333333</text:p>
          </table:table-cell>
          <table:table-cell office:value-type="float" office:value="21.8181818182" calcext:value-type="float">
            <text:p>21.8181818182</text:p>
          </table:table-cell>
          <table:table-cell office:value-type="float" office:value="0.002823625" calcext:value-type="float">
            <text:p>0.002823625</text:p>
          </table:table-cell>
          <table:table-cell office:value-type="float" office:value="6.49283574601" calcext:value-type="float">
            <text:p>6.492835746</text:p>
          </table:table-cell>
          <table:table-cell office:value-type="float" office:value="0.154015909091" calcext:value-type="float">
            <text:p>0.1540159091</text:p>
          </table:table-cell>
        </table:table-row>
        <table:table-row table:style-name="ro2">
          <table:table-cell office:value-type="float" office:value="1.19047619048" calcext:value-type="float">
            <text:p>1.1904761905</text:p>
          </table:table-cell>
          <table:table-cell office:value-type="float" office:value="48.1579581026" calcext:value-type="float">
            <text:p>48.1579581026</text:p>
          </table:table-cell>
          <table:table-cell office:value-type="float" office:value="0.024875" calcext:value-type="float">
            <text:p>0.024875</text:p>
          </table:table-cell>
          <table:table-cell office:value-type="float" office:value="0.0414583333333" calcext:value-type="float">
            <text:p>0.0414583333</text:p>
          </table:table-cell>
          <table:table-cell office:value-type="float" office:value="24.1206030151" calcext:value-type="float">
            <text:p>24.1206030151</text:p>
          </table:table-cell>
          <table:table-cell office:value-type="float" office:value="0.00134570416667" calcext:value-type="float">
            <text:p>0.0013457042</text:p>
          </table:table-cell>
          <table:table-cell office:value-type="float" office:value="18.484746214" calcext:value-type="float">
            <text:p>18.484746214</text:p>
          </table:table-cell>
          <table:table-cell office:value-type="float" office:value="0.0540986599665" calcext:value-type="float">
            <text:p>0.05409866</text:p>
          </table:table-cell>
        </table:table-row>
        <table:table-row table:style-name="ro2">
          <table:table-cell office:value-type="float" office:value="0.835421888053" calcext:value-type="float">
            <text:p>0.8354218881</text:p>
          </table:table-cell>
          <table:table-cell office:value-type="float" office:value="91.538208048" calcext:value-type="float">
            <text:p>91.53820804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214583333333" calcext:value-type="float">
            <text:p>0.0214583333</text:p>
          </table:table-cell>
          <table:table-cell office:value-type="float" office:value="46.6019417476" calcext:value-type="float">
            <text:p>46.6019417476</text:p>
          </table:table-cell>
          <table:table-cell office:value-type="float" office:value="0.000615208333333" calcext:value-type="float">
            <text:p>0.0006152083</text:p>
          </table:table-cell>
          <table:table-cell office:value-type="float" office:value="29.2990179478" calcext:value-type="float">
            <text:p>29.2990179478</text:p>
          </table:table-cell>
          <table:table-cell office:value-type="float" office:value="0.0341308368007" calcext:value-type="float">
            <text:p>0.0341308368</text:p>
          </table:table-cell>
        </table:table-row>
        <table:table-row table:style-name="ro2">
          <table:table-cell office:value-type="float" office:value="0.785792865001" calcext:value-type="float">
            <text:p>0.785792865</text:p>
          </table:table-cell>
          <table:table-cell office:value-type="float" office:value="166.666666667" calcext:value-type="float">
            <text:p>166.666666667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0.0109649122807" calcext:value-type="float">
            <text:p>0.0109649123</text:p>
          </table:table-cell>
          <table:table-cell office:value-type="float" office:value="91.2" calcext:value-type="float">
            <text:p>91.2</text:p>
          </table:table-cell>
          <table:table-cell office:value-type="float" office:value="0.000205183333333" calcext:value-type="float">
            <text:p>0.0002051833</text:p>
          </table:table-cell>
          <table:table-cell office:value-type="float" office:value="63.9671838193" calcext:value-type="float">
            <text:p>63.9671838193</text:p>
          </table:table-cell>
          <table:table-cell office:value-type="float" office:value="0.015633015873" calcext:value-type="float">
            <text:p>0.0156330159</text:p>
          </table:table-cell>
        </table:table-row>
        <table:table-row table:style-name="ro2">
          <table:table-cell office:value-type="float" office:value="0.661375661376" calcext:value-type="float">
            <text:p>0.6613756614</text:p>
          </table:table-cell>
          <table:table-cell office:value-type="float" office:value="166.666666667" calcext:value-type="float">
            <text:p>166.666666667</text:p>
          </table:table-cell>
          <table:table-cell office:value-type="float" office:value="0.0340083333333" calcext:value-type="float">
            <text:p>0.0340083333</text:p>
          </table:table-cell>
          <table:table-cell office:value-type="float" office:value="0.0267235056839" calcext:value-type="float">
            <text:p>0.0267235057</text:p>
          </table:table-cell>
          <table:table-cell office:value-type="float" office:value="37.4202401372" calcext:value-type="float">
            <text:p>37.420240137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272.066666667" calcext:value-type="float">
            <text:p>272.066666667</text:p>
          </table:table-cell>
          <table:table-cell office:value-type="float" office:value="0.00367556971331" calcext:value-type="float">
            <text:p>0.0036755697</text:p>
          </table:table-cell>
        </table:table-row>
        <table:table-row table:style-name="ro2">
          <table:table-cell office:value-type="float" office:value="0.478743776331" calcext:value-type="float">
            <text:p>0.4787437763</text:p>
          </table:table-cell>
          <table:table-cell office:value-type="float" office:value="333.333333333" calcext:value-type="float">
            <text:p>333.333333333</text:p>
          </table:table-cell>
          <table:table-cell office:value-type="float" office:value="0.0352333333333" calcext:value-type="float">
            <text:p>0.0352333333</text:p>
          </table:table-cell>
          <table:table-cell office:value-type="float" office:value="0.0233024691358" calcext:value-type="float">
            <text:p>0.0233024691</text:p>
          </table:table-cell>
          <table:table-cell office:value-type="float" office:value="42.9139072848" calcext:value-type="float">
            <text:p>42.913907284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281.866666667" calcext:value-type="float">
            <text:p>281.866666667</text:p>
          </table:table-cell>
          <table:table-cell office:value-type="float" office:value="0.00354777672658" calcext:value-type="float">
            <text:p>0.0035477767</text:p>
          </table:table-cell>
        </table:table-row>
        <table:table-row table:style-name="ro2">
          <table:table-cell office:value-type="float" office:value="0.424160162878" calcext:value-type="float">
            <text:p>0.4241601629</text:p>
          </table:table-cell>
          <table:table-cell office:value-type="float" office:value="333.333333333" calcext:value-type="float">
            <text:p>333.333333333</text:p>
          </table:table-cell>
          <table:table-cell office:value-type="float" office:value="0.0143833333333" calcext:value-type="float">
            <text:p>0.0143833333</text:p>
          </table:table-cell>
          <table:table-cell office:value-type="float" office:value="0.00688593131623" calcext:value-type="float">
            <text:p>0.0068859313</text:p>
          </table:table-cell>
          <table:table-cell office:value-type="float" office:value="145.22363847" calcext:value-type="float">
            <text:p>145.22363847</text:p>
          </table:table-cell>
          <table:table-cell table:number-columns-repeated="3"/>
        </table:table-row>
        <table:table-row table:style-name="ro2">
          <table:table-cell office:value-type="float" office:value="0.410846343468" calcext:value-type="float">
            <text:p>0.4108463435</text:p>
          </table:table-cell>
          <table:table-cell office:value-type="float" office:value="333.333333333" calcext:value-type="float">
            <text:p>333.333333333</text:p>
          </table:table-cell>
          <table:table-cell office:value-type="float" office:value="0.00301666666667" calcext:value-type="float">
            <text:p>0.0030166667</text:p>
          </table:table-cell>
          <table:table-cell office:value-type="float" office:value="0.00127954982468" calcext:value-type="float">
            <text:p>0.0012795498</text:p>
          </table:table-cell>
          <table:table-cell office:value-type="float" office:value="781.524861878" calcext:value-type="float">
            <text:p>781.524861878</text:p>
          </table:table-cell>
          <table:table-cell table:number-columns-repeated="3"/>
        </table:table-row>
        <table:table-row table:style-name="ro2">
          <table:table-cell office:value-type="float" office:value="0.411522633745" calcext:value-type="float">
            <text:p>0.4115226337</text:p>
          </table:table-cell>
          <table:table-cell office:value-type="float" office:value="333.333333333" calcext:value-type="float">
            <text:p>333.3333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3:41:40.292981148</meta:creation-date>
    <dc:date>2018-08-04T14:43:21.342469802</dc:date>
    <meta:editing-duration>PT21M11S</meta:editing-duration>
    <meta:editing-cycles>2</meta:editing-cycles>
    <meta:generator>LibreOffice/5.1.6.2$Linux_X86_64 LibreOffice_project/10m0$Build-2</meta:generator>
    <meta:document-statistic meta:table-count="1" meta:cell-count="94" meta:object-count="0"/>
  </office:meta>
</office:document-meta>
</file>